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 style:list-style-name="L12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🟦 <text:span text:style-name="Strong_20_Emphasis">1. ESSENTIALS BUNDLE (copy this for every new conversation)</text:span></text:h>
      <text:p text:style-name="Text_20_body">Use this when you want direct continuity with minimal overhead.</text:p>
      <text:p text:style-name="Horizontal_20_Line"/>
      <text:h text:style-name="Heading_20_2" text:outline-level="2">📦 <text:span text:style-name="Strong_20_Emphasis">PROJECT CONTEXT — ESSENTIALS</text:span></text:h>
      <text:p text:style-name="Text_20_body"><text:span text:style-name="Strong_20_Emphasis">Project:</text:span> <text:span text:style-name="Emphasis">DataVisualiser</text:span> (WPF, C#)<text:line-break/><text:span text:style-name="Strong_20_Emphasis">Type:</text:span> MVVM migration of a previously God-class-heavy application<text:line-break/><text:span text:style-name="Strong_20_Emphasis">Current Status:</text:span> In <text:span text:style-name="Strong_20_Emphasis">Adjusted Phase 5B</text:span> of MVVM migration<text:line-break/><text:span text:style-name="Strong_20_Emphasis">Files Provided:</text:span></text:p>
      <text:list text:style-name="L1">
        <text:list-item>
          <text:p text:style-name="P1"><text:span text:style-name="Source_20_Text">MainWindow.xaml</text:span></text:p>
        </text:list-item>
        <text:list-item>
          <text:p text:style-name="P1"><text:span text:style-name="Source_20_Text">MainWindow.xaml.cs</text:span></text:p>
        </text:list-item>
        <text:list-item>
          <text:p text:style-name="P1"><text:span text:style-name="Source_20_Text">MainWindowViewModel.cs</text:span></text:p>
        </text:list-item>
      </text:list>
      <text:p text:style-name="Horizontal_20_Line"/>
      <text:h text:style-name="Heading_20_2" text:outline-level="2">🎯 <text:span text:style-name="Strong_20_Emphasis">PRIMARY GOALS</text:span></text:h>
      <text:list text:style-name="L2">
        <text:list-item>
          <text:p text:style-name="P2">Move toward full MVVM <text:span text:style-name="Strong_20_Emphasis">safely</text:span>, <text:span text:style-name="Strong_20_Emphasis">incrementally</text:span>, and <text:span text:style-name="Strong_20_Emphasis">reversibly</text:span></text:p>
        </text:list-item>
        <text:list-item>
          <text:p text:style-name="P2">Preserve dynamic subtype system (SubtypeSelectorManager)</text:p>
        </text:list-item>
        <text:list-item>
          <text:p text:style-name="P2">Preserve chart rendering pipeline</text:p>
        </text:list-item>
        <text:list-item>
          <text:p text:style-name="P2">Maintain UI stability during transition</text:p>
        </text:list-item>
        <text:list-item>
          <text:p text:style-name="P2">Eventually bind UI → ViewModel one control at a time (Phase 5E)</text:p>
        </text:list-item>
      </text:list>
      <text:p text:style-name="Horizontal_20_Line"/>
      <text:h text:style-name="Heading_20_2" text:outline-level="2">🧠 <text:span text:style-name="Strong_20_Emphasis">CURRENT MVVM STATE</text:span></text:h>
      <text:list text:style-name="L3">
        <text:list-item>
          <text:p text:style-name="P3">ViewModel owns <text:span text:style-name="Strong_20_Emphasis">all logical state</text:span></text:p>
        </text:list-item>
        <text:list-item>
          <text:p text:style-name="P3">MainWindow owns <text:span text:style-name="Strong_20_Emphasis">all UI and WPF visual behavior</text:span></text:p>
        </text:list-item>
        <text:list-item>
          <text:p text:style-name="P3">Commands exist in VM but are <text:span text:style-name="Strong_20_Emphasis">not yet bound in XAML</text:span></text:p>
        </text:list-item>
        <text:list-item>
          <text:p text:style-name="P3">Event handlers in MainWindow call VM state methods</text:p>
        </text:list-item>
        <text:list-item>
          <text:p text:style-name="P3">No XAML bindings have been applied yet</text:p>
        </text:list-item>
        <text:list-item>
          <text:p text:style-name="P3">Chart computation &amp; rendering handled by services</text:p>
        </text:list-item>
        <text:list-item>
          <text:p text:style-name="P3">Dynamic subtype UI remains MainWindow responsibility</text:p>
        </text:list-item>
      </text:list>
      <text:p text:style-name="Horizontal_20_Line"><text:soft-page-break/></text:p>
      <text:h text:style-name="Heading_20_2" text:outline-level="2">🔧 <text:span text:style-name="Strong_20_Emphasis">CURRENT ARCHITECTURAL GUARANTEES (Invariants)</text:span></text:h>
      <text:list text:style-name="L4">
        <text:list-item>
          <text:p text:style-name="P4"><text:span text:style-name="Strong_20_Emphasis">ViewModel never touches UI controls</text:span></text:p>
        </text:list-item>
        <text:list-item>
          <text:p text:style-name="P4"><text:span text:style-name="Strong_20_Emphasis">MainWindow never contains logical state</text:span></text:p>
        </text:list-item>
        <text:list-item>
          <text:p text:style-name="P4"><text:span text:style-name="Strong_20_Emphasis">Dynamic subtype UI must not break</text:span></text:p>
        </text:list-item>
        <text:list-item>
          <text:p text:style-name="P4"><text:span text:style-name="Strong_20_Emphasis">Services handle computation &amp; data access</text:span></text:p>
        </text:list-item>
        <text:list-item>
          <text:p text:style-name="P4"><text:span text:style-name="Strong_20_Emphasis">Binding migration must be one-control-at-a-time</text:span></text:p>
        </text:list-item>
        <text:list-item>
          <text:p text:style-name="P4"><text:span text:style-name="Strong_20_Emphasis">No large disruptive refactors until Phase 6</text:span></text:p>
        </text:list-item>
      </text:list>
      <text:p text:style-name="Horizontal_20_Line"/>
      <text:h text:style-name="Heading_20_2" text:outline-level="2">📍 <text:span text:style-name="Strong_20_Emphasis">WE ARE CURRENTLY WORKING ON:</text:span></text:h>
      <text:p text:style-name="Text_20_body"><text:span text:style-name="Strong_20_Emphasis">Adjusted Phase 5B → Full Synchronization of UI Event Logic into ViewModel</text:span><text:line-break/>Next steps include:</text:p>
      <text:list text:style-name="L5">
        <text:list-item>
          <text:p text:style-name="P5">Ensuring all selections (metric, subtype, date range, normalization mode) sync into VM</text:p>
        </text:list-item>
        <text:list-item>
          <text:p text:style-name="P5">Ensuring toggle handlers call VM.ToggleX methods</text:p>
        </text:list-item>
        <text:list-item>
          <text:p text:style-name="P5">Ensuring VM loading flags reflect the UI state</text:p>
        </text:list-item>
        <text:list-item>
          <text:p text:style-name="P5">Keeping UI logic fully intact</text:p>
        </text:list-item>
      </text:list>
      <text:p text:style-name="Horizontal_20_Line"/>
      <text:h text:style-name="Heading_20_1" text:outline-level="1">🟦 <text:span text:style-name="Strong_20_Emphasis">2. EXTENDED CONTEXT BUNDLE (use when you need architectural reasoning)</text:span></text:h>
      <text:p text:style-name="Text_20_body">This bundle is optional but extremely useful when doing system-wide changes, architecture discussions, or planning.</text:p>
      <text:p text:style-name="Horizontal_20_Line"/>
      <text:h text:style-name="Heading_20_2" text:outline-level="2">🏗 <text:span text:style-name="Strong_20_Emphasis">SYSTEM ARCHITECTURE OVERVIEW</text:span></text:h>
      <text:h text:style-name="Heading_20_3" text:outline-level="3"><text:span text:style-name="Strong_20_Emphasis">Layers</text:span></text:h>
      <text:list text:style-name="L6">
        <text:list-item>
          <text:p text:style-name="P6"><text:span text:style-name="Strong_20_Emphasis">UI (WPF)</text:span> — rendering, dynamic controls, chart visuals</text:p>
        </text:list-item>
        <text:list-item>
          <text:p text:style-name="P6"><text:span text:style-name="Strong_20_Emphasis">ViewModel</text:span> — logical state, commands, no UI</text:p>
        </text:list-item>
        <text:list-item>
          <text:p text:style-name="P6"><text:soft-page-break/><text:span text:style-name="Strong_20_Emphasis">Services</text:span> — computation, rendering, data access</text:p>
        </text:list-item>
        <text:list-item>
          <text:p text:style-name="P6"><text:span text:style-name="Strong_20_Emphasis">Models / State Objects</text:span> — ChartState, MetricState, UiState</text:p>
        </text:list-item>
      </text:list>
      <text:p text:style-name="Horizontal_20_Line"/>
      <text:h text:style-name="Heading_20_2" text:outline-level="2">⚙️ <text:span text:style-name="Strong_20_Emphasis">KEY COMPONENTS</text:span></text:h>
      <text:h text:style-name="Heading_20_3" text:outline-level="3"><text:span text:style-name="Strong_20_Emphasis">Dynamic Subtype System</text:span></text:h>
      <text:list text:style-name="L7">
        <text:list-item>
          <text:p text:style-name="P7">Managed by SubtypeSelectorManager</text:p>
        </text:list-item>
        <text:list-item>
          <text:p text:style-name="P7">Creates labels + comboboxes for N subtypes</text:p>
        </text:list-item>
        <text:list-item>
          <text:p text:style-name="P7">Must remain MainWindow-controlled for now</text:p>
        </text:list-item>
      </text:list>
      <text:h text:style-name="Heading_20_3" text:outline-level="3"><text:span text:style-name="Strong_20_Emphasis">Chart Pipeline</text:span></text:h>
      <text:list text:style-name="L8">
        <text:list-item>
          <text:p text:style-name="P8">UpdateCoordinator → ComputationEngine → RenderEngine</text:p>
        </text:list-item>
        <text:list-item>
          <text:p text:style-name="P8">Chart visuals updated by MainWindow</text:p>
        </text:list-item>
        <text:list-item>
          <text:p text:style-name="P8">ViewModel only updates logical state</text:p>
        </text:list-item>
      </text:list>
      <text:p text:style-name="Horizontal_20_Line"/>
      <text:h text:style-name="Heading_20_2" text:outline-level="2">🔄 <text:span text:style-name="Strong_20_Emphasis">REFRACTOR PHASES SUMMARY</text:span></text:h>
      <text:list text:style-name="L9">
        <text:list-item>
          <text:p text:style-name="P9">Phase 1–4: Services extracted, God classes reduced → COMPLETE</text:p>
        </text:list-item>
        <text:list-item>
          <text:p text:style-name="P9">Phase 5A: VM introduced → COMPLETE</text:p>
        </text:list-item>
        <text:list-item>
          <text:p text:style-name="P9"><text:span text:style-name="Strong_20_Emphasis">Phase 5B: Sync event handlers → VM state → IN PROGRESS</text:span></text:p>
        </text:list-item>
        <text:list-item>
          <text:p text:style-name="P9">Phase 5C: MainWindow calls VM commands (no XAML binding)</text:p>
        </text:list-item>
        <text:list-item>
          <text:p text:style-name="P9">Phase 5D: Move non-UI logic into VM gradually</text:p>
        </text:list-item>
        <text:list-item>
          <text:p text:style-name="P9">Phase 5E: Bind one UI control at a time</text:p>
        </text:list-item>
      </text:list>
      <text:p text:style-name="Horizontal_20_Line"/>
      <text:h text:style-name="Heading_20_1" text:outline-level="1">🟦 <text:span text:style-name="Strong_20_Emphasis">3. OPTIONAL ENHANCEMENTS BUNDLE</text:span></text:h>
      <text:p text:style-name="Text_20_body">Use this when doing larger-scale refactors or when starting a thread for architectural planning, debugging complex interactions, or designing long-term evolution.</text:p>
      <text:p text:style-name="Horizontal_20_Line"/>
      <text:h text:style-name="Heading_20_2" text:outline-level="2"><text:soft-page-break/>🧭 <text:span text:style-name="Strong_20_Emphasis">PROJECT INVARIANTS (MUST NOT BE VIOLATED)</text:span></text:h>
      <text:list text:style-name="L10">
        <text:list-item>
          <text:p text:style-name="P10">Dynamic subtype system remains in UI until Phase 6+.</text:p>
        </text:list-item>
        <text:list-item>
          <text:p text:style-name="P10">ViewModel contains all logical state, no UI references.</text:p>
        </text:list-item>
        <text:list-item>
          <text:p text:style-name="P10">UI maintains control of WPF-specific behaviors.</text:p>
        </text:list-item>
        <text:list-item>
          <text:p text:style-name="P10">Chart rendering pipeline stays MainWindow + services.</text:p>
        </text:list-item>
        <text:list-item>
          <text:p text:style-name="P10">Binding introduction is incremental (one at a time).</text:p>
        </text:list-item>
        <text:list-item>
          <text:p text:style-name="P10">No command binding until Phase 5E.</text:p>
        </text:list-item>
        <text:list-item>
          <text:p text:style-name="P10">Refactor must remain reversible.</text:p>
        </text:list-item>
      </text:list>
      <text:p text:style-name="Horizontal_20_Line"/>
      <text:h text:style-name="Heading_20_2" text:outline-level="2">🧱 <text:span text:style-name="Strong_20_Emphasis">CURRENT FILES RELEVANT TO MVVM MIGRATION</text:span></text:h>
      <text:list text:style-name="L11">
        <text:list-item>
          <text:p text:style-name="P11">MainWindow.xaml</text:p>
        </text:list-item>
        <text:list-item>
          <text:p text:style-name="P11">MainWindow.xaml.cs</text:p>
        </text:list-item>
        <text:list-item>
          <text:p text:style-name="P11">MainWindowViewModel.cs</text:p>
        </text:list-item>
        <text:list-item>
          <text:p text:style-name="P11">ChartState.cs, MetricState.cs, UiState.cs</text:p>
        </text:list-item>
        <text:list-item>
          <text:p text:style-name="P11">SubtypeSelectorManager.cs</text:p>
        </text:list-item>
        <text:list-item>
          <text:p text:style-name="P11">MetricSelectionService.cs</text:p>
        </text:list-item>
        <text:list-item>
          <text:p text:style-name="P11">ChartUpdateCoordinator.cs</text:p>
        </text:list-item>
        <text:list-item>
          <text:p text:style-name="P11">ChartComputationEngine.cs</text:p>
        </text:list-item>
        <text:list-item>
          <text:p text:style-name="P11">ChartRenderEngine.cs</text:p>
        </text:list-item>
        <text:list-item>
          <text:p text:style-name="P11">WeeklyDistributionService.cs</text:p>
        </text:list-item>
      </text:list>
      <text:p text:style-name="Horizontal_20_Line"/>
      <text:h text:style-name="Heading_20_1" text:outline-level="1">🟩 <text:span text:style-name="Strong_20_Emphasis">Your Quick-Start Bundle Is Ready</text:span></text:h>
      <text:p text:style-name="Text_20_body">In future conversations:</text:p>
      <text:h text:style-name="Heading_20_3" text:outline-level="3">✔ Paste <text:span text:style-name="Strong_20_Emphasis">Essentials Bundle</text:span> for typical continuation</text:h>
      <text:h text:style-name="Heading_20_3" text:outline-level="3">✔ Add the <text:span text:style-name="Strong_20_Emphasis">Extended Context Bundle</text:span> if we’re doing major refactors</text:h>
      <text:h text:style-name="Heading_20_3" text:outline-level="3">✔ Add the <text:span text:style-name="Strong_20_Emphasis">Enhancements Bundle</text:span> if we’re evolving architecture</text:h>
      <text:p text:style-name="Text_20_body">If you’d like, I can also:</text:p>
      <text:list text:style-name="L12">
        <text:list-item>
          <text:p text:style-name="P12"><text:soft-page-break/>Generate a <text:span text:style-name="Strong_20_Emphasis">folder structure diagram</text:span></text:p>
        </text:list-item>
        <text:list-item>
          <text:p text:style-name="P12">Create a <text:span text:style-name="Strong_20_Emphasis">dependency graph</text:span></text:p>
        </text:list-item>
        <text:list-item>
          <text:p text:style-name="P12">Create a <text:span text:style-name="Strong_20_Emphasis">phase map visual</text:span></text:p>
        </text:list-item>
        <text:list-item>
          <text:p text:style-name="P12">Create a <text:span text:style-name="Strong_20_Emphasis">design principles manifesto</text:span></text:p>
        </text:list-item>
        <text:list-item>
          <text:p text:style-name="P12">Convert the Project Bible to a PDF or markdown file</text:p>
        </text:list-item>
        <text:list-item>
          <text:p text:style-name="P12">Generate short or long variants for quick copy-paste</text:p>
        </text:list-item>
      </text:list>
      <text:p text:style-name="Text_20_body">Just tell me:</text:p>
      <text:p text:style-name="Text_20_body">👉 <text:span text:style-name="Strong_20_Emphasis">“Generate more supporting documents.”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07T09:59:16.453467000</meta:creation-date>
    <dc:date>2025-12-07T09:59:38.570801500</dc:date>
    <meta:editing-duration>PT22S</meta:editing-duration>
    <meta:editing-cycles>1</meta:editing-cycles>
    <meta:document-statistic meta:table-count="0" meta:image-count="0" meta:object-count="0" meta:page-count="5" meta:paragraph-count="93" meta:word-count="636" meta:character-count="4082" meta:non-whitespace-character-count="3599"/>
    <meta:generator>LibreOffice/25.2.7.2$Windows_X86_64 LibreOffice_project/5cbfd1ab6520636bb5f7b99185aa69bd7456825d</meta:generator>
  </office:meta>
</office:document-meta>
</file>